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691" officeooo:paragraph-rsid="00078691" fo:background-color="transparent"/>
    </style:style>
    <style:style style:name="P2" style:family="paragraph" style:parent-style-name="Standard">
      <style:text-properties officeooo:rsid="0008fb20" officeooo:paragraph-rsid="0008fb20" fo:background-color="transparent"/>
    </style:style>
    <style:style style:name="P3" style:family="paragraph" style:parent-style-name="Standard">
      <style:text-properties officeooo:rsid="0008fb20" officeooo:paragraph-rsid="000e4811" fo:background-color="transparent"/>
    </style:style>
    <style:style style:name="P4" style:family="paragraph" style:parent-style-name="Standard">
      <style:text-properties officeooo:rsid="000d05b2" officeooo:paragraph-rsid="000d05b2" fo:background-color="transparent"/>
    </style:style>
    <style:style style:name="T1" style:family="text">
      <style:text-properties officeooo:rsid="000b1f4e"/>
    </style:style>
    <style:style style:name="T2" style:family="text">
      <style:text-properties officeooo:rsid="00105dd4"/>
    </style:style>
    <style:style style:name="T3" style:family="text">
      <style:text-properties officeooo:rsid="00105dd4" fo:background-color="#ffff00" loext:char-shading-value="0"/>
    </style:style>
    <style:style style:name="T4" style:family="text">
      <style:text-properties officeooo:rsid="000e48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<text:tab/><text:tab/><text:tab/><text:tab/><text:tab/><text:tab/><text:tab/><text:tab/><text:tab/><text:tab/><text:tab/><text:tab/><text:tab/>1°2</text:p>
      <text:p text:style-name="P1">chauve </text:p>
      <text:p text:style-name="P1"/>
      <text:p text:style-name="P1"><text:tab/><text:tab/><text:tab/><text:tab/><text:tab/><text:tab/>Anglais</text:p>
      <text:p text:style-name="P1"/>
      <text:p text:style-name="P1"/>
      <text:p text:style-name="P2">1)</text:p>
      <text:p text:style-name="P2">the document is a picture create<text:span text:style-name="T1">d </text:span>by CJFE (canadian journalist of th freedom expression).</text:p>
      <text:p text:style-name="P2">On this picture i see a weapon make with a repport’s equipment (camera, tripod, objective…)</text:p>
      <text:p text:style-name="P2">On the picture he have a slogan « information is amunnition »</text:p>
      <text:p text:style-name="P2"/>
      <text:p text:style-name="P3">2)</text:p>
      <text:p text:style-name="P2">gandhi’s said ‘’the presse is called the fourth estate’’. In a republic they are tree power : executive, legislative en judicale but many pepole considerate the press like the fourth power </text:p>
      <text:p text:style-name="P4">we can considerate a picture like a gun because a picture can be<text:span text:style-name="T2"> dangerous when it’s misused or put in the wrong hands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5:14:21.447742478</meta:creation-date>
    <meta:generator>LibreOffice/7.0.4.2$Linux_X86_64 LibreOffice_project/00$Build-2</meta:generator>
    <dc:date>2022-09-13T16:00:43.358455847</dc:date>
    <meta:editing-duration>PT11M21S</meta:editing-duration>
    <meta:editing-cycles>6</meta:editing-cycles>
    <meta:document-statistic meta:table-count="0" meta:image-count="0" meta:object-count="0" meta:page-count="1" meta:paragraph-count="10" meta:word-count="101" meta:character-count="594" meta:non-whitespace-character-count="483"/>
  </office:meta>
</office:document-meta>
</file>